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font-size="14pt" fo:background-color="#f5f5f5" style:font-size-asian="14pt" style:font-size-complex="14pt" loext:padding="0cm" loext:border="none"/>
    </style:style>
    <style:style style:name="P2" style:family="paragraph" style:parent-style-name="Text_20_body">
      <style:text-properties officeooo:paragraph-rsid="0013747b"/>
    </style:style>
    <style:style style:name="T1" style:family="text">
      <style:text-properties fo:font-size="14pt" fo:background-color="#f5f5f5" loext:char-shading-value="0" style:font-size-asian="14pt" style:font-size-complex="14pt" loext:padding="0cm" loext:border="none"/>
    </style:style>
    <style:style style:name="T2" style:family="text">
      <style:text-properties fo:font-size="14pt" officeooo:rsid="0013747b" fo:background-color="#f5f5f5" loext:char-shading-value="0" style:font-size-asian="14pt" style:font-size-complex="14pt" loext:padding="0cm" loext:border="none"/>
    </style:style>
    <style:style style:name="T3" style:family="text">
      <style:text-properties fo:font-size="14pt" officeooo:rsid="0013747b" style:font-size-asian="14pt" style:font-size-complex="14pt" loext:padding="0cm" loext:border="none"/>
    </style:style>
    <style:style style:name="T4" style:family="text">
      <style:text-properties fo:font-size="14pt" style:font-size-asian="14pt" style:font-size-complex="14pt" loext:padding="0cm" loext:border="none"/>
    </style:style>
    <style:style style:name="T5" style:family="text">
      <style:text-properties fo:font-size="14pt" officeooo:rsid="0013747b" fo:background-color="#00a933" loext:char-shading-value="0" style:font-size-asian="14pt" style:font-size-complex="14pt" loext:padding="0cm" loext:border="none"/>
    </style:style>
    <style:style style:name="T6" style:family="text">
      <style:text-properties fo:font-size="14pt" officeooo:rsid="0013747b" fo:background-color="#00a933" loext:char-shading-value="0" style:font-size-asian="14pt" style:font-size-complex="14pt" loext:padding="0cm" loext:border="none"/>
    </style:style>
    <style:style style:name="T7" style:family="text">
      <style:text-properties fo:font-size="14pt" fo:background-color="#00a933" loext:char-shading-value="0" style:font-size-asian="14pt" style:font-size-complex="14pt" loext:padding="0cm" loext:border="none"/>
    </style:style>
    <style:style style:name="T8" style:family="text">
      <style:text-properties fo:font-size="14pt" fo:background-color="#00a933" loext:char-shading-value="0" style:font-size-asian="14pt" style:font-size-complex="14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2">1. </text:span><text:span text:style-name="T1">В классе-представлении редактирования новости добавить проверку аутентификации.</text:span></text:p>
      <text:p text:style-name="P2"><text:span text:style-name="T6">2. </text:span><text:span text:style-name="T8">Выполнить необходимые настройки пакета </text:span><text:span text:style-name="Emphasis"><text:span text:style-name="T8">allauth</text:span></text:span><text:span text:style-name="T8"> в файле конфигурации.</text:span></text:p>
      <text:p text:style-name="P2"><text:span text:style-name="T2">3. </text:span><text:span text:style-name="T1">В файле конфигурации определить адрес для перенаправления на страницу входа в систему и адрес перенаправления после успешного входа.</text:span></text:p>
      <text:p text:style-name="P2"><text:span text:style-name="T2">4. </text:span><text:span text:style-name="T1">Реализовать шаблон с формой входа в систему и выполнить настройку конфигурации </text:span><text:span text:style-name="Emphasis"><text:span text:style-name="T1">URL.</text:span></text:span></text:p>
      <text:p text:style-name="P2"><text:span text:style-name="Emphasis"><text:span text:style-name="T2">5</text:span></text:span><text:span text:style-name="T2">. </text:span><text:span text:style-name="T1">Реализовать шаблон страницы регистрации пользователей.</text:span></text:p>
      <text:p text:style-name="P2"><text:span text:style-name="T2">6. </text:span><text:span text:style-name="T1">Реализовать возможность регистрации через </text:span><text:span text:style-name="Emphasis"><text:span text:style-name="T1">Google</text:span></text:span><text:span text:style-name="T1">-аккаунт.</text:span></text:p>
      <text:p text:style-name="P2"><text:span text:style-name="T2">7. </text:span><text:span text:style-name="T1">Создать группы </text:span><text:span text:style-name="Emphasis"><text:span text:style-name="T1">common</text:span></text:span><text:span text:style-name="T1"> и </text:span><text:span text:style-name="Emphasis"><text:span text:style-name="T1">authors</text:span></text:span><text:span text:style-name="T1">.</text:span></text:p>
      <text:p text:style-name="P2"><text:span text:style-name="T2">8. </text:span><text:span text:style-name="T1">Реализовать автоматическое добавление новых пользователей в группу </text:span><text:span text:style-name="Emphasis"><text:span text:style-name="T1">common.</text:span></text:span></text:p>
      <text:p text:style-name="P2"><text:span text:style-name="Emphasis"><text:span text:style-name="T2">9</text:span></text:span><text:span text:style-name="T2">. </text:span><text:span text:style-name="T1">Создать возможность стать автором (быть добавленным в группу </text:span><text:span text:style-name="Emphasis"><text:span text:style-name="T1">authors).</text:span></text:span></text:p>
      <text:p text:style-name="P2"><text:span text:style-name="Emphasis"><text:span text:style-name="T2">10</text:span></text:span><text:span text:style-name="T2">. </text:span><text:span text:style-name="T1">Для группы </text:span><text:span text:style-name="Emphasis"><text:span text:style-name="T1">authors</text:span></text:span><text:span text:style-name="T1"> предоставить права создания, редактирования, удаления (чтобы удалять контент могли только пользователи из группы "authors") объектов модели </text:span><text:span text:style-name="Emphasis"><text:span text:style-name="T1">Post</text:span></text:span><text:span text:style-name="T1"> (новостей и статей).</text:span></text:p>
      <text:p text:style-name="P2"><text:span text:style-name="T2">11. </text:span><text:span text:style-name="T1">В классах-представлениях добавления, редактирования, удаления (чтобы удалять контент могли только пользователи из группы "authors") новостей и статей добавить проверку прав доступа.</text:span></text:p>
      <text:p text:style-name="P2"><text:span text:style-name="T2">12. </text:span><text:span text:style-name="T1">Исходный код залить в </text:span><text:span text:style-name="Emphasis"><text:span text:style-name="T1">git</text:span></text:span><text:span text:style-name="T1">-репозиторий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0</meta:editing-cycles>
    <meta:creation-date>2024-10-02T21:15:00</meta:creation-date>
    <dc:date>2025-03-17T23:24:27.534667883</dc:date>
    <meta:editing-duration>PT4H41M36S</meta:editing-duration>
    <meta:generator>LibreOffice/24.2.7.2$Linux_X86_64 LibreOffice_project/420$Build-2</meta:generator>
    <meta:document-statistic meta:table-count="0" meta:image-count="0" meta:object-count="0" meta:page-count="1" meta:paragraph-count="12" meta:word-count="138" meta:character-count="1092" meta:non-whitespace-character-count="965"/>
    <meta:user-defined meta:name="AppVersion">16.0000</meta:user-defined>
    <meta:template xlink:type="simple" xlink:actuate="onRequest" xlink:title="Normal" xlink:href=""/>
  </office:meta>
</office:document-meta>
</file>